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  <style:text-properties style:font-name="Times New Roman" style:font-name-complex="Times New Roman" fo:font-weight="bold" style:font-weight-asian="bold" fo:font-size="14pt" style:font-size-asian="14pt" style:font-size-complex="14pt" fo:language="ru" fo:country="RU"/>
    </style:style>
    <style:style style:name="P2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4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5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6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7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8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20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32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3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4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5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6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7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8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39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40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55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56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57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61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62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66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67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68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1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78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79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P89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90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91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92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93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94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95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96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97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98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99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00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01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02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03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04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05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06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07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ru" fo:country="RU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52" style:parent-style-name="Обычный" style:family="paragraph">
      <style:text-properties style:font-name="Times New Roman" style:font-name-complex="Times New Roman" fo:font-size="14pt" style:font-size-asian="14pt" style:font-size-complex="14pt" fo:language="ru" fo:country="RU"/>
    </style:style>
    <style:style style:name="P153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54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55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56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157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Система управления рисками, связанных с утомляемостью лётного экипажа</text:p>
      <text:p text:style-name="P2"/>
      <text:p text:style-name="P3">## Аннотация</text:p>
      <text:p text:style-name="P4"/>
      <text:p text:style-name="P5">Утомление всегда являлось одной из самых серьезных угроз безопасности полетов. С появлением системы управления факторами риска, связанными с утомлением (СУРУ), данному вопросу, наконец, начали уделять необходимое системное внимание. В данной работе приведена информация о приемуществах СУРУ над традиционно нормативно-регламетирующим подходом к управлению утомляемостью членов экипажа, который действует в России, рассматривается разработка программного обеспечения для расчёта уровня утомляемости члена экипажа в определённый период времени.</text:p>
      <text:p text:style-name="P6"/>
      <text:p text:style-name="P7">## Введение</text:p>
      <text:p text:style-name="P8"/>
      <text:p text:style-name="Обычный"><text:span text:style-name="T9">Одной из важнейших проблем в развитии авиационного транспорта является проблема обеспечения безопасности полётов. Её решению на всех этапах развития и строительства гражданской авиации уделялось и уделяется большое внимание, выражающееся в постоянной профилактической работе по обеспечению безопасности полётов, которая реализуется прежде всего через комплекс организационных и технических мероприятий. Система управления рисками, связанными с утомляемостью (СУРУ, от англ.<text:s/></text:span><text:span text:style-name="T10">FRMS</text:span><text:span text:style-name="T11"><text:s/>–<text:s/></text:span><text:span text:style-name="T12">Fatigue</text:span><text:span text:style-name="T13"><text:s/></text:span><text:span text:style-name="T14">Risk</text:span><text:span text:style-name="T15"><text:s/></text:span><text:span text:style-name="T16">Management</text:span><text:span text:style-name="T17"><text:s/></text:span><text:span text:style-name="T18">System</text:span><text:span text:style-name="T19">) является следующим шагом на пути от предписаний и директив к эффективно работающим регулирующим механизмам по непрерывному обеспечению безопасности полетов.</text:span></text:p>
      <text:p text:style-name="P20"/>
      <text:soft-page-break/>
      <text:p text:style-name="Обычный"><text:span text:style-name="T21">Международная организация гражданской авиации (ИКАО, от англ.<text:s/></text:span><text:span text:style-name="T22">ICAO</text:span><text:span text:style-name="T23"><text:s/>–<text:s/></text:span><text:span text:style-name="T24">International</text:span><text:span text:style-name="T25"><text:s/></text:span><text:span text:style-name="T26">Civil</text:span><text:span text:style-name="T27"><text:s/></text:span><text:span text:style-name="T28">Aviation</text:span><text:span text:style-name="T29"><text:s/></text:span><text:span text:style-name="T30">Organization</text:span><text:span text:style-name="T31">) определяет Систему управления рисками, связанными с утомляемостью как:</text:span></text:p>
      <text:p text:style-name="P32"/>
      <text:p text:style-name="P33">Опирающаяся на данные система непрерывного отслеживания и контроля связанных с утомлением рисков для безопасности полетов, основанная на научных принципах и знаниях, а также эксплуатационном опыте и обеспечивающая выполнение соответствующим персоналом своих функций в состоянии надлежащего уровня активности.</text:p>
      <text:p text:style-name="P34"/>
      <text:p text:style-name="P35">Главная цель СУРУ - обеспечение уровня активности членов летных и кабинных экипажей, достаточного для выполнения ими должностных обязанностей с удовлетворительной работоспособностью.</text:p>
      <text:p text:style-name="P36"/>
      <text:p text:style-name="P37">Суру направлена на достижение практического соотношения между безопасностью полетов, производительностью и затратами, на проактивный поиск возможностей совершенствования эксплуатационных процедур и снижения уровня риска, а также на поиск возможных недостатков по результатам расследования нестандартных ситуаций.</text:p>
      <text:p text:style-name="P38"/>
      <text:p text:style-name="P39">## Сравнение аналогов</text:p>
      <text:p text:style-name="P40"/>
      <text:p text:style-name="Обычный"><text:span text:style-name="T41">###<text:s/></text:span><text:span text:style-name="T42">Jeppesen</text:span><text:span text:style-name="T43"><text:s/></text:span><text:span text:style-name="T44">CrewAlert</text:span></text:p>
      <text:p text:style-name="Обычный"><text:span text:style-name="T45">Самым известным аналогом является приложение<text:s/></text:span><text:span text:style-name="T46">Jeppesen</text:span><text:span text:style-name="T47"><text:s/></text:span><text:span text:style-name="T48">CrewAlert</text:span><text:span text:style-name="T49"><text:s/>от компании<text:s/></text:span><text:span text:style-name="T50">Boeing</text:span><text:span text:style-name="T51">. Данное приложение используюется в некоторых авиакомпаниях Северной Америки и Европы.</text:span></text:p>
      <text:p text:style-name="Обычный"><text:span text:style-name="T52">###<text:s/></text:span><text:span text:style-name="T53">CAS</text:span><text:span text:style-name="T54">-5</text:span></text:p>
      <text:soft-page-break/>
      <text:p text:style-name="P55">Данная система разработана в Австралии и используюется в некоторых европейских авиакомпаниях.</text:p>
      <text:p text:style-name="P56">## Критерии сравнения аналогов</text:p>
      <text:p text:style-name="P57">### Поддерживаемые платформы</text:p>
      <text:p text:style-name="Обычный"><text:span text:style-name="T58">Для многих авиакомпаний важно иметь возможность запускать приложение на разных устройствах. Иногда удобнее запускать<text:s/></text:span><text:span text:style-name="T59">Web</text:span><text:span text:style-name="T60">-версию, но чаще используют планшет или телефон.</text:span></text:p>
      <text:p text:style-name="P61">### Эргономика</text:p>
      <text:p text:style-name="P62">Каждое приложение должно быть понятно и удобно в использовании, так как обучение в использовании для персонала будет стоить денег.</text:p>
      <text:p text:style-name="Обычный"><text:span text:style-name="T63">### Удобное<text:s/></text:span><text:span text:style-name="T64">API</text:span></text:p>
      <text:p text:style-name="P65">СУРУ нужно будет внедрить в сервисы авиакомпании.</text:p>
      <text:p text:style-name="P66"/>
      <text:p text:style-name="P67">## Таблица сравнения по критериям</text:p>
      <text:p text:style-name="P68"/>
      <text:p text:style-name="Обычный"><text:span text:style-name="T69">Аналог\Критерий|Поддержка платформ|Эргономика|</text:span><text:span text:style-name="T70">API</text:span></text:p>
      <text:p text:style-name="P71">-|-|-|-</text:p>
      <text:p text:style-name="Обычный"><text:span text:style-name="T72">Jeppesen</text:span><text:span text:style-name="T73"><text:s/></text:span><text:span text:style-name="T74">CrewAlert</text:span><text:span text:style-name="T75">|-|+|+</text:span></text:p>
      <text:p text:style-name="Обычный"><text:span text:style-name="T76">CAS</text:span><text:span text:style-name="T77">-5|+|-|-</text:span></text:p>
      <text:p text:style-name="P78"/>
      <text:p text:style-name="P79">## Выводы по итогам сравнения</text:p>
      <text:p text:style-name="Обычный"><text:span text:style-name="T80">По результатам сравнения,<text:s/></text:span><text:span text:style-name="T81">Jeppesen</text:span><text:span text:style-name="T82"><text:s/></text:span><text:span text:style-name="T83">CrewAlert</text:span><text:span text:style-name="T84"><text:s/>имеет очевидное преимущество перед<text:s/></text:span><text:span text:style-name="T85">CAS</text:span><text:span text:style-name="T86">-5. Данная система без затруднений встраивается в сервисы авиакомпании, удобное в использовании, но не поддерживает<text:s/></text:span><text:span text:style-name="T87">Android</text:span><text:span text:style-name="T88"><text:s/>устройства.</text:span></text:p>
      <text:p text:style-name="P89"/>
      <text:p text:style-name="P90">## Актуальность</text:p>
      <text:p text:style-name="P91"/>
      <text:p text:style-name="P92">Системы управления рисками, связанные с утомляемостью, активно продвигаются ИКАО (Международная организация гражданской авиации). Многие страны приняли данную концепцию на законодательном уровне. В России концепция СУРУ не введена в авиационную отрасль, в данной стране действует традиционный нормативно-регламетирующий подход к управлению максимально допустимого полётного и служебного времени в течение суток, месяца или года, а так же минимально допустимого периода отдыха во время выполнения служебных обязанностей и между сменами. Но на многих авиационных конференциях уже обсуждают ввод СУРУ в отрасль.</text:p>
      <text:p text:style-name="P93"/>
      <text:p text:style-name="P94">## Объект исследования</text:p>
      <text:p text:style-name="P95"/>
      <text:p text:style-name="P96">Данные членов экипажа.</text:p>
      <text:p text:style-name="P97"/>
      <text:p text:style-name="P98">## Предмет исследования</text:p>
      <text:p text:style-name="P99"/>
      <text:p text:style-name="P100">Уровень утомляемости членов экипажей в разные моменты времени.</text:p>
      <text:p text:style-name="P101"/>
      <text:p text:style-name="P102">## Заключение</text:p>
      <text:p text:style-name="P103"/>
      <text:p text:style-name="P104">Как показывает практика авиакомпаний других стран, СУРУ приносит свои плоды. Данная система помогает эффективно использовать рабочее время членов экипажей и понизить их уровень утомляемости. Пример уменьшения.</text:p>
      <text:p text:style-name="P105"/>
      <text:p text:style-name="P106">## Список литературы</text:p>
      <text:p text:style-name="P107"/>
      <text:p text:style-name="Обычный"><text:span text:style-name="T108">1.<text:s/></text:span><text:span text:style-name="T109">Fatigue</text:span><text:span text:style-name="T110"><text:s/></text:span><text:span text:style-name="T111">risk</text:span><text:span text:style-name="T112"><text:s/></text:span><text:span text:style-name="T113">management</text:span><text:span text:style-name="T114"><text:s/></text:span><text:span text:style-name="T115">system</text:span><text:span text:style-name="T116"><text:s/>//<text:s/></text:span><text:span text:style-name="T117">icao</text:span><text:span text:style-name="T118">.</text:span><text:span text:style-name="T119">int</text:span><text:span text:style-name="T120">.<text:s/></text:span><text:span text:style-name="T121">URL</text:span><text:span text:style-name="T122">:<text:s/></text:span><text:span text:style-name="T123">https</text:span><text:span text:style-name="T124">://</text:span><text:span text:style-name="T125">www</text:span><text:span text:style-name="T126">.</text:span><text:span text:style-name="T127">icao</text:span><text:span text:style-name="T128">.</text:span><text:span text:style-name="T129">int</text:span><text:span text:style-name="T130">/</text:span><text:span text:style-name="T131">safety</text:span><text:span text:style-name="T132">/</text:span><text:span text:style-name="T133">fatiguemanagement</text:span><text:span text:style-name="T134">/</text:span><text:span text:style-name="T135">FRMS</text:span><text:span text:style-name="T136">%20</text:span><text:span text:style-name="T137">Tools</text:span><text:span text:style-name="T138">/</text:span><text:span text:style-name="T139">FRMS</text:span><text:span text:style-name="T140">%20</text:span><text:span text:style-name="T141">Implementation</text:span><text:span text:style-name="T142">%20</text:span><text:span text:style-name="T143">Guide</text:span><text:span text:style-name="T144">%20</text:span><text:span text:style-name="T145">for</text:span><text:span text:style-name="T146">%20</text:span><text:span text:style-name="T147">Operators</text:span><text:span text:style-name="T148">%20</text:span><text:span text:style-name="T149">July</text:span><text:span text:style-name="T150">%202011.</text:span><text:span text:style-name="T151">pdf</text:span></text:p>
      <text:p text:style-name="P152"/>
      <text:p text:style-name="P153">2. Fatigue Risk Management Systems // eurocontrol.int. URL: http://www.eurocontrol.int/sites/default/files/publication/files/safety-fatigueriskbrochureweb-2012.pdf</text:p>
      <text:p text:style-name="P154"/>
      <text:p text:style-name="P155">3. Biomathematical Fatigue Models</text:p>
      <text:p text:style-name="P156">Guidance Document // ifalpa.org. URL: https://www.ifalpa.org/downloads/Level1/Fatigue%20Resource%20Library/Scientific%20Background/fatigue_modelling.pdf</text:p>
      <text:p text:style-name="P157">4. Jeppesen CrewAlert // ww1.jeppesen.com. URL: http://ww1.jeppesen.com/documents/aviation/commercial/CrewAlert_v2.3.pdf</text:p>
      <text:p text:style-name="Обычный"><text:span text:style-name="T158">5. CrewAlert // cfas.jeppesensystems.com. URL: https://cfas.jeppesensystems.com/tutorial2/tutorial2.html#FatigueReporti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Тёма Крючков</meta:initial-creator>
    <dc:creator>Тёма Крючков</dc:creator>
    <meta:creation-date>2017-12-19T20:48:00Z</meta:creation-date>
    <dc:date>2017-12-19T20:48:00Z</dc:date>
    <meta:template xlink:href="Normal" xlink:type="simple"/>
    <meta:editing-cycles>2</meta:editing-cycles>
    <meta:editing-duration>PT0S</meta:editing-duration>
    <meta:document-statistic meta:page-count="5" meta:paragraph-count="10" meta:word-count="780" meta:character-count="5222" meta:row-count="37" meta:non-whitespace-character-count="4452"/>
  </office:meta>
</office:document-meta>
</file>